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ReaderGenerator.generateClass( ClassVisito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Generator.ClassReaderGenerator( ClassReader r , Attribute [ ] attrs , int fl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ReaderGenerator.ClassReaderGenerator( ClassReader r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